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05S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fo:min-height="3.257cm"/>
    </style:style>
    <style:style style:name="pr2" style:family="presentation" style:parent-style-name="Blue-subtitle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1" style:family="paragraph">
      <style:paragraph-properties fo:text-align="star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 draw:id="id1">
        <office:forms form:automatic-focus="false" form:apply-design-mode="false"/>
        <draw:frame presentation:style-name="pr1" draw:layer="layout" svg:width="23.912cm" svg:height="3.257cm" svg:x="2.058cm" svg:y="0.909cm" presentation:class="title" presentation:user-transformed="true">
          <draw:text-box>
            <text:p><text:span text:style-name="T1">Trash-Tech Shooting Game</text:span></text:p>
          </draw:text-box>
        </draw:frame>
        <draw:frame presentation:style-name="pr2" draw:layer="layout" svg:width="25.199cm" svg:height="13.86cm" svg:x="1.4cm" svg:y="4.914cm" presentation:class="subtitle" presentation:user-transformed="true">
          <draw:text-box>
            <text:p><text:span text:style-name="T1">10 shots</text:span></text:p>
            <text:p><text:span text:style-name="T2">20p</text:span></text:p>
            <text:p><text:span text:style-name="T1">Prize every time</text:span></text:p>
            <text:p><text:span text:style-name="T1">All money to help Access Space stay OPEN and FREE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draw:id="id2"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<text:span text:style-name="T1">Like everything we do at Access Space you can make a game like this your self.</text:span></text:p>
            <text:p><text:span text:style-name="T1">We have done the design and build of this in less than a week.</text:span></text:p>
          </draw:text-box>
        </draw:frame>
        <anim:par presentation:node-type="timing-root">
          <anim:par smil:begin="id2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draw:id="id3"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<text:span text:style-name="T1">10 shots</text:span></text:p>
            <text:p><text:span text:style-name="T2">20p</text:span></text:p>
            <text:p><text:span text:style-name="T1">Prize every time</text:span></text:p>
            <text:p><text:span text:style-name="T1">All money to help Access Space stay OPEN and FREE</text:span></text:p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draw:id="id4"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<text:span text:style-name="T1">All the code written or used is Free Software so you can:-</text:span></text:p>
            <text:list text:style-name="L2">
              <text:list-item>
                <text:p><text:span text:style-name="T1">Use it anyway you want</text:span></text:p>
              </text:list-item>
              <text:list-item>
                <text:p><text:span text:style-name="T1">Learn from it</text:span></text:p>
              </text:list-item>
              <text:list-item>
                <text:p><text:span text:style-name="T1">Share it</text:span></text:p>
              </text:list-item>
              <text:list-item>
                <text:p><text:span text:style-name="T1">And change it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 draw:id="id5"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<text:span text:style-name="T1">10 shots</text:span></text:p>
            <text:p><text:span text:style-name="T2">20p</text:span></text:p>
            <text:p><text:span text:style-name="T1">Prize every time</text:span></text:p>
            <text:p><text:span text:style-name="T1">All money to help Access Space stay OPEN and FREE</text:span></text:p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 draw:id="id6"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<text:span text:style-name="T3">What is it made of :</text:span></text:p>
            <text:list text:style-name="L2">
              <text:list-item>
                <text:p><text:span text:style-name="T1">Creative Commons music from Jamendo</text:span></text:p>
              </text:list-item>
              <text:list-item>
                <text:p><text:span text:style-name="T1">Creative Commons sound samples from FreeSound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 draw:id="id7"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3.609cm" svg:x="1.4cm" svg:y="4.914cm" presentation:class="outline">
          <draw:text-box>
            <text:p><text:span text:style-name="T1">10 shots</text:span></text:p>
            <text:p><text:span text:style-name="T2">20p</text:span></text:p>
            <text:p><text:span text:style-name="T1">Prize every time</text:span></text:p>
            <text:p><text:span text:style-name="T1">All money to help Access Space stay OPEN and FREE</text:span></text:p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 draw:id="id8"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<text:span text:style-name="T3">What is it made of :</text:span></text:p>
            <text:list text:style-name="L2">
              <text:list-item>
                <text:p><text:span text:style-name="T1">Reclaimed Wood</text:span></text:p>
              </text:list-item>
              <text:list-item>
                <text:p><text:span text:style-name="T1">Motors and transistors from old printers</text:span></text:p>
              </text:list-item>
              <text:list-item>
                <text:p><text:span text:style-name="T1">LEDs and Metal from old PCs</text:span></text:p>
              </text:list-item>
              <text:list-item>
                <text:p><text:span text:style-name="T1">Reclaimed Network Cable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 draw:id="id9"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<text:span text:style-name="T1">10 shots</text:span></text:p>
            <text:p><text:span text:style-name="T2">20p</text:span></text:p>
            <text:p><text:span text:style-name="T1">Prize every time</text:span></text:p>
            <text:p><text:span text:style-name="T1">All money to help Access Space stay OPEN and FREE</text:span></text:p>
          </draw:text-box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 draw:id="id10"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4.101cm" svg:x="1.4cm" svg:y="4.914cm" presentation:class="outline" presentation:user-transformed="true">
          <draw:text-box>
            <text:p><text:span text:style-name="T3">What is it made of :</text:span></text:p>
            <text:list text:style-name="L2">
              <text:list-item>
                <text:p><text:span text:style-name="T1">A reused Computer with a Free Software operating system</text:span></text:p>
              </text:list-item>
              <text:list-item>
                <text:p><text:span text:style-name="T1">An Open Hardware Arduino microcontroller</text:span></text:p>
              </text:list-item>
              <text:list-item>
                <text:p><text:span text:style-name="T1">A Bluetooth Dongle</text:span></text:p>
              </text:list-item>
              <text:list-item>
                <text:p><text:span text:style-name="T1">A Nintendo Wiimote, nunchuck and plastic gun shape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 draw:id="id11"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<text:span text:style-name="T1">10 shots</text:span></text:p>
            <text:p><text:span text:style-name="T2">20p</text:span></text:p>
            <text:p><text:span text:style-name="T1">Prize every time</text:span></text:p>
            <text:p><text:span text:style-name="T1">All money to help Access Space stay OPEN and FREE</text:span></text:p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 draw:id="id12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 text:style-name="P1"><text:span text:style-name="T3">Credits : Access Space</text:span></text:p>
            <text:list text:style-name="L2">
              <text:list-item>
                <text:p><text:span text:style-name="T4">Hardware – John Mosely</text:span></text:p>
              </text:list-item>
              <text:list-item>
                <text:p><text:span text:style-name="T4">Targets – Steve Withington</text:span></text:p>
              </text:list-item>
              <text:list-item>
                <text:p><text:span text:style-name="T4">Coding – Martyn Eggleton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" presentation:presentation-page-layout-name="AL2T1"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 text:style-name="P1"><text:span text:style-name="T3">Credits : Music</text:span></text:p>
            <text:list text:style-name="L2">
              <text:list-item>
                <text:p><text:span text:style-name="T4">Christmas Songs by Adrian Charkman CC by-nc-sa <text:s/></text:span><text:span text:style-name="T4"><text:a xlink:href="http://www.jamendo.com/en/album/35531">http://www.jamendo.com/en/album/35531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" presentation:presentation-page-layout-name="AL2T1"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3.609cm" svg:x="1.4cm" svg:y="4.914cm" presentation:class="outline">
          <draw:text-box>
            <text:p><text:span text:style-name="T3">Credits : Code</text:span></text:p>
            <text:list text:style-name="L2">
              <text:list-item>
                <text:p><text:span text:style-name="T5"><text:a xlink:href="https://github.com/AccessSpace/MechanicalWiiMoteShootingGallery">https://github.com/AccessSpace/MechanicalWiiMoteShootingGallery</text:a></text:span></text:p>
              </text:list-item>
              <text:list-item>
                <text:p><text:span text:style-name="T5">https://github.com/lupeke/python-firmata</text:span></text:p>
              </text:list-item>
              <text:list-item>
                <text:p><text:span text:style-name="T5">http://abstrakraft.org/cwiid/</text:span></text:p>
              </text:list-item>
              <text:list-item>
                <text:p><text:span text:style-name="T5">http://pygame.org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" presentation:presentation-page-layout-name="AL2T1">
        <draw:frame presentation:style-name="pr4" draw:layer="layout" svg:width="25.199cm" svg:height="3.256cm" svg:x="1.301cm" svg:y="0.125cm" presentation:class="title">
          <draw:text-box>
            <text:p><text:span text:style-name="T1">Trash-Tech Shooting Game</text:span></text:p>
          </draw:text-box>
        </draw:frame>
        <draw:frame presentation:style-name="pr5" draw:layer="layout" svg:width="25.199cm" svg:height="14.808cm" svg:x="1.4cm" svg:y="4.914cm" presentation:class="outline" presentation:user-transformed="true">
          <draw:text-box>
            <text:p><text:span text:style-name="T3">Credits : Sound:</text:span></text:p>
            <text:list text:style-name="L2">
              <text:list-item>
                <text:p><text:span text:style-name="T6">S: game_over.wav by Corsica_S -- http://www.freesound.org/people/Corsica_S/sounds/72866/</text:span></text:p>
              </text:list-item>
              <text:list-item>
                <text:p><text:span text:style-name="T6">P: Voice Countdown by mad-monkey -- http://www.freesound.org/people/mad-monkey/packs/4305/</text:span></text:p>
              </text:list-item>
              <text:list-item>
                <text:p><text:span text:style-name="T6">S: SantaHoHoHo2.wav by Jaqvaar -- http://www.freesound.org/people/Jaqvaar/sounds/110697/</text:span></text:p>
              </text:list-item>
              <text:list-item>
                <text:p><text:span text:style-name="T6">S: jinglebells2.wav by NoiseCollector -- http://www.freesound.org/people/NoiseCollector/sounds/111350/</text:span></text:p>
              </text:list-item>
              <text:list-item>
                <text:p><text:span text:style-name="T6">S: sigh.wav by the_justin -- http://www.freesound.org/people/the_justin/sounds/9891/</text:span></text:p>
              </text:list-item>
              <text:list-item>
                <text:p><text:span text:style-name="T6">S: Crowd_cheering_football_01.wav by wanna73 -- http://www.freesound.org/people/wanna73/sounds/20784/</text:span></text:p>
              </text:list-item>
              <text:list-item>
                <text:p><text:span text:style-name="T6">S: TrumpetLoop02.aif by Synapse -- http://www.freesound.org/people/Synapse/sounds/2324/</text:span></text:p>
              </text:list-item>
              <text:list-item>
                <text:p><text:span text:style-name="T6">S: 01788 cartoon iha.wav by Robinhood76 -- http://www.freesound.org/people/Robinhood76/sounds/98296/</text:span></text:p>
              </text:list-item>
              <text:list-item>
                <text:p><text:span text:style-name="T6">S: ShipsBell.wav by acclivity -- http://www.freesound.org/people/acclivity/sounds/32304/</text:span></text:p>
              </text:list-item>
              <text:list-item>
                <text:p><text:span text:style-name="T6">S: 45 Smith &amp; Wesson.wav by Tito Lahaye -- http://www.freesound.org/people/Tito%20Lahaye/sounds/84254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1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tyn Eggleton</meta:initial-creator>
    <meta:creation-date>2011-12-10T06:11:29</meta:creation-date>
    <meta:editing-duration>PT01H07M42S</meta:editing-duration>
    <meta:editing-cycles>15</meta:editing-cycles>
    <dc:date>2011-12-10T07:49:42</dc:date>
    <dc:creator>Martyn Eggleton</dc:creator>
    <meta:generator>OpenOffice.org/3.2$Linux OpenOffice.org_project/320m19$Build-9505</meta:generator>
    <meta:document-statistic meta:object-count="92"/>
  </office:meta>
</office:document-meta>
</file>